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_cast.test_castToDate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Calendar.getMinimum(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alendar.compute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Calendar.getMaximum(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alendar.add( int field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UtilsTest_cast.test_ca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_cast.test_ca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ast.test_castToDate_error_null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Calendar.getLeastMaximum(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alendar.compu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Calendar.roll( int field , boolean 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Calendar.getGreatestMinimum(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